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30000007BA5AF5A1CEC915487.png" manifest:media-type="image/png"/>
  <manifest:file-entry manifest:full-path="Pictures/1000070100000BE800000CC00092CC97FD91D38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488cm" svg:height="2.665cm" svg:x="0.307cm" svg:y="0.257cm">
          <draw:image xlink:href="Pictures/1000070100000BE800000CC00092CC97FD91D383.svg" xlink:type="simple" xlink:show="embed" xlink:actuate="onLoad" loext:mime-type="image/svg+xml">
            <text:p/>
          </draw:image>
          <draw:image xlink:href="Pictures/10000201000000730000007BA5AF5A1CEC91548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8cm" fo:margin-bottom="0.128cm" fo:margin-left="0.128cm" fo:margin-right="0.128cm" fo:page-width="3.048cm" fo:page-height="3.2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18:56:30.788383772</dc:date>
    <meta:editing-duration>PT3M13S</meta:editing-duration>
    <meta:editing-cycles>2</meta:editing-cycles>
    <meta:generator>LibreOffice/6.4.7.2$Linux_X86_64 LibreOffice_project/40$Build-2</meta:generator>
    <meta:document-statistic meta:object-count="1"/>
  </office:meta>
</office:document-meta>
</file>